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<text:soft-page-break/>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<text:soft-page-break/>11:07 – Github repository is now set up and project committed!</text:p>
      <text:p text:style-name="P1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 </text:p>
      <text:p text:style-name="P1"/>
      <text:p text:style-name="P1">Orbit</text:p>
      <text:p text:style-name="P1"><text:a xlink:type="simple" xlink:href="https://www.youtube.com/watch?v=ap8lqGXmypo" text:style-name="Internet_20_link" text:visited-style-name="Visited_20_Internet_20_Link">https://www.youtube.com/watch?v=ap8lqGXmypo</text:a> </text:p>
      <text:p text:style-name="P1">Zoom</text:p>
      <text:p text:style-name="P1"><text:a xlink:type="simple" xlink:href="https://www.youtube.com/watch?v=66h0fqZvJJk" text:style-name="Internet_20_link" text:visited-style-name="Visited_20_Internet_20_Link">https://www.youtube.com/watch?v=66h0fqZvJJk</text:a> </text:p>
      <text:p text:style-name="P1"/>
      <text:p text:style-name="P1">14:32 – The above 2 vids have helped to get me on track :)</text:p>
      <text:p text:style-name="P1">NEXT: Get the player controller to move!!!</text:p>
      <text:p text:style-name="P1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 </text:p>
      <text:p text:style-name="P1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 </text:p>
      <text:p text:style-name="P1"/>
      <text:p text:style-name="P1">16:01 – Forwards, Backwards, Up and down movement of the player character has now been implemented. (Not very smooth or responsive!)</text:p>
      <text:p text:style-name="P1">NEXT: Implement turning!</text:p>
      <text:p text:style-name="P1"/>
      <text:p text:style-name="P1"/>
      <text:p text:style-name="P2">22 11 2020</text:p>
      <text:p text:style-name="P1">10:30 – Mouse capture has now been implemeted!</text:p>
      <text:p text:style-name="P1">I will do as I did with the Unity version of this project and use right mouse button down to turn the player character.</text:p>
      <text:p text:style-name="P1">NEXT: Make the player char turn!!!</text:p>
      <text:p text:style-name="P1"/>
      <text:p text:style-name="P1">10:57 – ISSUES:</text:p>
      <text:p text:style-name="P1">It's rotating around the plain/box, not the player character!</text:p>
      <text:p text:style-name="P1">Movement is in the global not local. It needs to be in the player character local axis, not global!</text:p>
      <text:p text:style-name="P1"/>
      <text:p text:style-name="P1">11:43 – Movement and rotation (turning) is now completed!</text:p>
      <text:p text:style-name="P1">NEXT: Commit to Guthub!</text:p>
      <text:p text:style-name="P1"/>
      <text:p text:style-name="P1">12:44 – Now to get back to the terrain generation!</text:p>
      <text:p text:style-name="P1">NEXT: Get it to display the quad (2 triangles) properly!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15M31S</meta:editing-duration>
    <meta:editing-cycles>40</meta:editing-cycles>
    <meta:generator>OpenOffice/4.1.7$Win32 OpenOffice.org_project/417m1$Build-9800</meta:generator>
    <dc:date>2020-11-22T12:45:18.94</dc:date>
    <dc:creator>Chucksta </dc:creator>
    <meta:document-statistic meta:table-count="0" meta:image-count="0" meta:object-count="0" meta:page-count="4" meta:paragraph-count="66" meta:word-count="546" meta:character-count="3740"/>
    <meta:user-defined meta:name="Info 1"/>
    <meta:user-defined meta:name="Info 2"/>
    <meta:user-defined meta:name="Info 3"/>
    <meta:user-defined meta:name="Info 4"/>
  </office:meta>
</office:document-meta>
</file>